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e20e" officeooo:paragraph-rsid="001ae20e"/>
    </style:style>
    <style:style style:name="P2" style:family="paragraph" style:parent-style-name="Standard">
      <style:text-properties officeooo:rsid="001b896e" officeooo:paragraph-rsid="001b896e"/>
    </style:style>
    <style:style style:name="P3" style:family="paragraph" style:parent-style-name="Standard">
      <style:text-properties officeooo:rsid="001d52fc" officeooo:paragraph-rsid="001d52fc"/>
    </style:style>
    <style:style style:name="T1" style:family="text">
      <style:text-properties officeooo:rsid="001b89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a dogs. I have one dogs.</text:p>
      <text:p text:style-name="P3">I allow of of go home. <text:s/><text:span text:style-name="T1">i dogs. John don’t like dogs. So recieve no cats also.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0:20:05.588000000</meta:creation-date>
    <dc:date>2016-07-21T14:38:11.812000000</dc:date>
    <meta:editing-duration>PT20M39S</meta:editing-duration>
    <meta:editing-cycles>5</meta:editing-cycles>
    <meta:generator>LibreOffice/5.1.0.3$Windows_x86 LibreOffice_project/5e3e00a007d9b3b6efb6797a8b8e57b51ab1f737</meta:generator>
    <meta:document-statistic meta:table-count="0" meta:image-count="0" meta:object-count="0" meta:page-count="1" meta:paragraph-count="2" meta:word-count="25" meta:character-count="109" meta:non-whitespace-character-count="85"/>
  </office:meta>
</office:document-meta>
</file>